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padding="0.028in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lias-atrbt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table:number-columns-spanned="4" table:number-rows-spanned="1"/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table:number-columns-spanned="4" table:number-rows-spanned="1"/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table:number-columns-spanned="2" table:number-rows-spanned="1"/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table:number-columns-spanned="2" table:number-rows-spanned="1"/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NUM-VRS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umero de versión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office:value-type="string" calcext:value-type="string" table:number-columns-spanned="4" table:number-rows-spanned="1">
            <text:p>NUM-VRSN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Identificador único para cada versión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um. Versión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 style:data-style-name="N2" text:time-value="10:59:22.975179889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12T11:00:13.314370089</dc:date>
    <meta:print-date>2014-02-04T11:35:22</meta:print-date>
    <meta:editing-cycles>16</meta:editing-cycles>
    <meta:editing-duration>PT1H57M25S</meta:editing-duration>
    <meta:generator>LibreOffice/6.4.7.2$Linux_X86_64 LibreOffice_project/40$Build-2</meta:generator>
    <meta:document-statistic meta:table-count="2" meta:cell-count="30" meta:object-count="0"/>
  </office:meta>
</office:document-meta>
</file>